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le1" style:family="table" style:master-page-name="MP0">
      <style:table-properties style:width="17cm" fo:margin-left="0cm" style:page-number="auto" table:align="left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officeooo:rsid="001b6f91" officeooo:paragraph-rsid="001b6f91"/>
    </style:style>
    <style:style style:name="P4" style:family="paragraph" style:parent-style-name="Table_20_Contents">
      <style:text-properties fo:color="#000000" officeooo:rsid="001e1d86" officeooo:paragraph-rsid="001e1d86"/>
    </style:style>
    <style:style style:name="P5" style:family="paragraph" style:parent-style-name="Text_20_body">
      <style:text-properties style:font-name="Arial" fo:font-size="11pt" style:font-size-asian="11pt"/>
    </style:style>
    <style:style style:name="P6" style:family="paragraph" style:parent-style-name="Table_20_Contents">
      <style:text-properties fo:color="#000000"/>
    </style:style>
    <style:style style:name="T1" style:family="text">
      <style:text-properties officeooo:rsid="001b6f91"/>
    </style:style>
    <style:style style:name="T2" style:family="text">
      <style:text-properties officeooo:rsid="001ffa5e"/>
    </style:style>
    <style:style style:name="T3" style:family="text">
      <style:text-properties officeooo:rsid="00224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2">5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2">Ticket schließ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2"><text:span text:style-name="T2">Ich a</text:span>ls Nutzer möchte über die Website die Möglichkeit haben ein Ticket als erledigt zu markier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2">- Auf der Ticketübersicht existiert ein Button hinter jedem Ticket was mir zugeordnet worden ist </text:p>
            <text:p text:style-name="P2">- D<text:span text:style-name="T1">urch Drücken des</text:span> Butto<text:span text:style-name="T1">ns</text:span> verändert <text:span text:style-name="T1">sich der</text:span> Status des Tickets von „open“ auf „done“</text:p>
            <text:p text:style-name="P2">- <text:span text:style-name="T3">In der Einzelticketansicht existiert ebenfalls dieser Butto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2">1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2">Pascal 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5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1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11-14T21:00:00Z</meta:creation-date>
    <dc:date>2019-03-20T09:59:17.822000000</dc:date>
    <meta:editing-cycles>9</meta:editing-cycles>
    <meta:editing-duration>PT4M10S</meta:editing-duration>
    <meta:document-statistic meta:table-count="1" meta:image-count="0" meta:object-count="0" meta:page-count="1" meta:paragraph-count="21" meta:word-count="77" meta:character-count="515" meta:non-whitespace-character-count="457"/>
    <meta:template xlink:type="simple" xlink:actuate="onRequest" xlink:title="" xlink:href="Normal.dotm"/>
  </office:meta>
</office:document-meta>
</file>